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2B77E5A727.png"/>
  <manifest:file-entry manifest:media-type="image/png" manifest:full-path="Pictures/10000000000001B0000001ACDD8D8852.png"/>
  <manifest:file-entry manifest:media-type="image/png" manifest:full-path="Pictures/100000000000015E0000015FF8637904.png"/>
  <manifest:file-entry manifest:media-type="image/png" manifest:full-path="Pictures/10000000000001A50000021023A7206B.png"/>
  <manifest:file-entry manifest:media-type="image/png" manifest:full-path="Pictures/100000000000008300000071078A2E1C.png"/>
  <manifest:file-entry manifest:media-type="image/png" manifest:full-path="Pictures/10000000000000200000002000309F1C.png"/>
  <manifest:file-entry manifest:media-type="image/png" manifest:full-path="Pictures/10000000000000EB000000CB0AE47CE3.png"/>
  <manifest:file-entry manifest:media-type="image/png" manifest:full-path="Pictures/10000000000001770000018EFA46AD4E.png"/>
  <manifest:file-entry manifest:media-type="image/png" manifest:full-path="Pictures/10000000000000C2000000C909336A66.png"/>
  <manifest:file-entry manifest:media-type="image/png" manifest:full-path="Pictures/1000000000000120000000D8F5F1A5AD.png"/>
  <manifest:file-entry manifest:media-type="image/png" manifest:full-path="Pictures/10000000000000B8000000B40FCC876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80pt" style:font-size-asian="80pt" style:font-size-complex="8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1" draw:layer="layout" svg:width="4.867cm" svg:height="4.762cm" svg:x="1.833cm" svg:y="3.7cm">
          <draw:image xlink:href="Pictures/10000000000000B8000000B40FCC876C.png" xlink:type="simple" xlink:show="embed" xlink:actuate="onLoad">
            <text:p/>
          </draw:image>
        </draw:frame>
        <draw:frame draw:style-name="gr2" draw:text-style-name="P1" draw:layer="layout" svg:width="7.5cm" svg:height="6.489cm" svg:x="2.7cm" svg:y="8.211cm">
          <draw:image xlink:href="Pictures/100000000000008300000071078A2E1C.png" xlink:type="simple" xlink:show="embed" xlink:actuate="onLoad">
            <text:p/>
          </draw:image>
        </draw:frame>
        <draw:frame draw:style-name="gr2" draw:text-style-name="P1" draw:layer="layout" svg:width="9.921cm" svg:height="10.529cm" svg:x="17.579cm" svg:y="4.5cm">
          <draw:image xlink:href="Pictures/10000000000001770000018EFA46AD4E.png" xlink:type="simple" xlink:show="embed" xlink:actuate="onLoad">
            <text:p/>
          </draw:image>
        </draw:frame>
        <draw:custom-shape draw:style-name="gr3" draw:text-style-name="P1" draw:layer="layout" svg:width="6.5cm" svg:height="2cm" svg:x="11.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6.5cm" svg:height="2cm" svg:x="10.7cm" svg:y="8.2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4.118cm" svg:height="4.161cm" svg:x="12cm" svg:y="15cm">
          <draw:image xlink:href="Pictures/10000000000001B0000001ACDD8D8852.png" xlink:type="simple" xlink:show="embed" xlink:actuate="onLoad">
            <text:p/>
          </draw:image>
        </draw:frame>
        <draw:frame draw:style-name="gr2" draw:text-style-name="P1" draw:layer="layout" svg:width="7.937cm" svg:height="7.91cm" svg:x="10.5cm" svg:y="0.09cm">
          <draw:image xlink:href="Pictures/100000000000012C0000012B77E5A7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11cm" svg:height="3.405cm" svg:x="10cm" svg:y="1.095cm">
          <draw:text-box>
            <text:p text:style-name="P2">DATA</text:p>
          </draw:text-box>
        </draw:frame>
        <draw:frame draw:style-name="gr2" draw:text-style-name="P1" draw:layer="layout" svg:width="11.138cm" svg:height="13.969cm" svg:x="8cm" svg:y="4.531cm">
          <draw:image xlink:href="Pictures/10000000000001A50000021023A720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3" draw:layer="layout" svg:width="18cm" svg:height="2.143cm" svg:x="1cm" svg:y="4.857cm">
          <draw:text-box>
            <text:p text:style-name="P3">Me spend how much?</text:p>
          </draw:text-box>
        </draw:frame>
        <draw:frame draw:style-name="gr4" draw:text-style-name="P3" draw:layer="layout" svg:width="25cm" svg:height="2.143cm" svg:x="1cm" svg:y="10cm">
          <draw:text-box>
            <text:p text:style-name="P3">Consumer trends?</text:p>
          </draw:text-box>
        </draw:frame>
        <draw:frame draw:style-name="gr5" draw:text-style-name="P1" draw:layer="layout" svg:width="5.132cm" svg:height="5.317cm" svg:x="20.368cm" svg:y="13.5cm">
          <draw:image xlink:href="Pictures/10000000000000C2000000C909336A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" draw:layer="layout" svg:width="9.259cm" svg:height="9.286cm" svg:x="4cm" svg:y="7cm">
          <draw:image xlink:href="Pictures/100000000000015E0000015FF8637904.png" xlink:type="simple" xlink:show="embed" xlink:actuate="onLoad">
            <text:p/>
          </draw:image>
        </draw:frame>
        <draw:custom-shape draw:style-name="gr6" draw:text-style-name="P5" draw:layer="layout" svg:width="12cm" svg:height="5.5cm" svg:x="13.5cm" svg:y="3.5cm">
          <text:p text:style-name="P4"><text:span text:style-name="T1">Why you no use this data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.190400799933 31706.96237047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1" draw:layer="layout" svg:width="17.619cm" svg:height="13.5cm" svg:x="5cm" svg:y="4cm">
          <draw:image xlink:href="Pictures/1000000000000120000000D8F5F1A5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2" draw:layer="layout" svg:width="11cm" svg:height="6.559cm" svg:x="9.5cm" svg:y="6cm">
          <draw:text-box>
            <text:p text:style-name="P2">The Foodi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1" draw:layer="layout" svg:width="16.717cm" svg:height="12.37cm" svg:x="5.7cm" svg:y="4.13cm">
          <draw:image xlink:href="Pictures/10000000000000EB000000CB0AE47C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ojtěch Havlíček</meta:initial-creator>
    <meta:creation-date>2012-02-25T20:43:25.63</meta:creation-date>
    <meta:editing-duration>PT46M33S</meta:editing-duration>
    <meta:editing-cycles>3</meta:editing-cycles>
    <dc:date>2012-02-25T21:29:44.86</dc:date>
    <dc:creator>Vojtěch Havlíček</dc:creator>
    <meta:generator>OpenOffice.org/3.3$Win32 OpenOffice.org_project/330m20$Build-9567</meta:generator>
    <meta:document-statistic meta:object-count="54"/>
  </office:meta>
</office:document-meta>
</file>